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padding="0in" fo:border="none"/>
      <style:text-properties loext:padding="0in" loext:border="none"/>
    </style:style>
    <style:style style:name="P2" style:family="paragraph" style:parent-style-name="Text_20_body">
      <style:paragraph-properties fo:margin-top="0in" fo:margin-bottom="0in" style:contextual-spacing="false" fo:padding="0in" fo:border="none"/>
      <style:text-properties fo:language="en" fo:country="GB" loext:padding="0in" loext:border="none"/>
    </style:style>
    <style:style style:name="P3" style:family="paragraph" style:parent-style-name="Text_20_body">
      <style:paragraph-properties fo:margin-top="0in" fo:margin-bottom="0in" style:contextual-spacing="false" fo:padding="0in" fo:border="none"/>
      <style:text-properties fo:language="en" fo:country="GB" officeooo:rsid="00d03fd4" officeooo:paragraph-rsid="00d03fd4" loext:padding="0in" loext:border="none"/>
    </style:style>
    <style:style style:name="P4" style:family="paragraph" style:parent-style-name="Text_20_body">
      <style:paragraph-properties fo:margin-top="0in" fo:margin-bottom="0in" style:contextual-spacing="false" fo:padding="0in" fo:border="none"/>
      <style:text-properties fo:language="en" fo:country="GB" officeooo:rsid="00d12e6d" officeooo:paragraph-rsid="00d12e6d" loext:padding="0in" loext:border="none"/>
    </style:style>
    <style:style style:name="P5" style:family="paragraph" style:parent-style-name="Text_20_body">
      <style:paragraph-properties fo:margin-top="0in" fo:margin-bottom="0in" style:contextual-spacing="false" fo:padding="0in" fo:border="none"/>
      <style:text-properties fo:language="en" fo:country="GB" officeooo:rsid="00d186af" officeooo:paragraph-rsid="00d186af" loext:padding="0in" loext:border="none"/>
    </style:style>
    <style:style style:name="P6" style:family="paragraph" style:parent-style-name="Text_20_body">
      <style:paragraph-properties fo:margin-top="0in" fo:margin-bottom="0in" style:contextual-spacing="false" fo:padding="0in" fo:border="none"/>
      <style:text-properties fo:language="en" fo:country="GB" officeooo:rsid="00d2e7ad" officeooo:paragraph-rsid="00d2e7ad" loext:padding="0in" loext:border="none"/>
    </style:style>
    <style:style style:name="P7" style:family="paragraph" style:parent-style-name="Text_20_body">
      <style:paragraph-properties fo:margin-top="0in" fo:margin-bottom="0in" style:contextual-spacing="false" fo:padding="0in" fo:border="none"/>
      <style:text-properties fo:language="en" fo:country="GB" officeooo:rsid="00d3cc5e" officeooo:paragraph-rsid="00d3cc5e" loext:padding="0in" loext:border="none"/>
    </style:style>
    <style:style style:name="P8" style:family="paragraph" style:parent-style-name="Text_20_body">
      <style:paragraph-properties fo:margin-top="0in" fo:margin-bottom="0in" style:contextual-spacing="false" fo:padding="0in" fo:border="none"/>
      <style:text-properties fo:language="en" fo:country="GB" officeooo:rsid="00e8ab74" officeooo:paragraph-rsid="0104f01f" loext:padding="0in" loext:border="none"/>
    </style:style>
    <style:style style:name="P9" style:family="paragraph" style:parent-style-name="Text_20_body">
      <style:paragraph-properties fo:margin-top="0in" fo:margin-bottom="0in" style:contextual-spacing="false" fo:padding="0in" fo:border="none"/>
      <style:text-properties fo:language="en" fo:country="GB" style:text-underline-style="none" fo:font-weight="normal" officeooo:rsid="00f41bfe" officeooo:paragraph-rsid="00f41bfe" style:font-weight-asian="normal" style:font-weight-complex="normal" loext:padding="0in" loext:border="none"/>
    </style:style>
    <style:style style:name="P10" style:family="paragraph" style:parent-style-name="Text_20_body">
      <style:paragraph-properties fo:margin-top="0in" fo:margin-bottom="0in" style:contextual-spacing="false" fo:padding="0in" fo:border="none"/>
      <style:text-properties fo:language="en" fo:country="GB" style:text-underline-style="none" fo:font-weight="normal" officeooo:rsid="00f82eb7" officeooo:paragraph-rsid="00f82eb7" style:font-weight-asian="normal" style:font-weight-complex="normal" loext:padding="0in" loext:border="none"/>
    </style:style>
    <style:style style:name="P11" style:family="paragraph" style:parent-style-name="Standard">
      <style:paragraph-properties fo:text-align="center" style:justify-single-word="false"/>
      <style:text-properties style:text-position="0% 100%" style:font-name="Liberation Serif1" style:text-underline-style="solid" style:text-underline-width="auto" style:text-underline-color="font-color" fo:font-weight="bold" officeooo:rsid="00c4fe74" officeooo:paragraph-rsid="00c4fe7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c4fe74" officeooo:paragraph-rsid="00c4fe7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c79451" officeooo:paragraph-rsid="00c7945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c914c2" officeooo:paragraph-rsid="00c914c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ccbad6" officeooo:paragraph-rsid="00ccbad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d7cea1" officeooo:paragraph-rsid="00d7cea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normal" officeooo:rsid="00de8aed" officeooo:paragraph-rsid="00de8ae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Liberation Serif1" style:text-underline-style="none" fo:font-weight="bold" officeooo:rsid="00c79451" officeooo:paragraph-rsid="00c79451" style:font-weight-asian="bold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text-position="0% 100%" style:font-name="Liberation Serif1" style:text-underline-style="none" fo:font-weight="normal" officeooo:rsid="00d9407a" officeooo:paragraph-rsid="00d7cea1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position="0% 100%" style:font-name="Liberation Serif1" style:text-underline-style="none" fo:font-weight="normal" officeooo:rsid="00de8aed" officeooo:paragraph-rsid="00de8aed" style:font-weight-asian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text-position="0% 100%" style:font-name="Liberation Serif1" style:text-underline-style="none" fo:font-weight="normal" officeooo:rsid="00c914c2" officeooo:paragraph-rsid="00c914c2" style:font-weight-asian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text-position="0% 100%" style:font-name="Liberation Serif1" style:text-underline-style="none" fo:font-weight="normal" officeooo:rsid="00c914c2" officeooo:paragraph-rsid="00c914c2" style:font-weight-asian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text-position="0% 100%" style:font-name="Liberation Serif1" style:text-underline-style="none" fo:font-weight="normal" officeooo:rsid="01079dca" officeooo:paragraph-rsid="01079dca" style:font-weight-asian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text-position="0% 100%" style:font-name="Liberation Serif1" style:text-underline-style="none" fo:font-weight="normal" officeooo:rsid="00ca87ec" officeooo:paragraph-rsid="00ca87ec" style:font-weight-asian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text-position="0% 100%" style:font-name="Liberation Serif1" style:text-underline-style="none" fo:font-weight="normal" officeooo:rsid="00cb408f" officeooo:paragraph-rsid="00cb408f" style:font-weight-asian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text-position="0% 100%" style:font-name="Liberation Serif1" style:text-underline-style="none" fo:font-weight="normal" officeooo:rsid="00cd7f55" officeooo:paragraph-rsid="00cd7f55" style:font-weight-asian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text-position="0% 100%" style:font-name="Liberation Serif1" style:text-underline-style="none" fo:font-weight="normal" officeooo:rsid="010b397a" officeooo:paragraph-rsid="010b397a" style:font-weight-asian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text-position="0% 100%" style:font-name="Liberation Serif1" style:text-underline-style="none" fo:font-weight="normal" officeooo:rsid="00cfdcb0" officeooo:paragraph-rsid="00cfdcb0" style:font-weight-asian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db07ca" officeooo:paragraph-rsid="00db07ca"/>
    </style:style>
    <style:style style:name="P30" style:family="paragraph" style:parent-style-name="Text_20_body" style:list-style-name="L5">
      <style:paragraph-properties fo:text-align="start" style:justify-single-word="false"/>
      <style:text-properties style:font-name="Liberation Serif1" fo:language="en" fo:country="US" style:text-underline-style="none" fo:font-weight="normal" officeooo:rsid="00c79451" officeooo:paragraph-rsid="00c79451" style:font-weight-asian="normal" style:font-weight-complex="normal"/>
    </style:style>
    <style:style style:name="P31" style:family="paragraph" style:parent-style-name="Text_20_body" style:list-style-name="L5">
      <style:paragraph-properties fo:margin-top="0in" fo:margin-bottom="0in" style:contextual-spacing="false" fo:padding="0in" fo:border="none"/>
      <style:text-properties fo:language="en" fo:country="US"/>
    </style:style>
    <style:style style:name="P32" style:family="paragraph" style:parent-style-name="Text_20_body" style:list-style-name="L5">
      <style:paragraph-properties fo:margin-top="0in" fo:margin-bottom="0in" style:contextual-spacing="false" fo:padding="0in" fo:border="none"/>
      <style:text-properties fo:language="en" fo:country="GB" loext:padding="0in" loext:border="none"/>
    </style:style>
    <style:style style:name="P33" style:family="paragraph" style:parent-style-name="Text_20_body" style:list-style-name="L6">
      <style:paragraph-properties fo:margin-top="0in" fo:margin-bottom="0in" style:contextual-spacing="false" fo:padding="0in" fo:border="none"/>
      <style:text-properties fo:language="en" fo:country="GB" officeooo:rsid="00d12e6d" officeooo:paragraph-rsid="00d12e6d" loext:padding="0in" loext:border="none"/>
    </style:style>
    <style:style style:name="P34" style:family="paragraph" style:parent-style-name="Text_20_body" style:list-style-name="L6">
      <style:paragraph-properties fo:margin-top="0in" fo:margin-bottom="0in" style:contextual-spacing="false" fo:padding="0in" fo:border="none"/>
      <style:text-properties fo:language="en" fo:country="GB" officeooo:rsid="010f767d" officeooo:paragraph-rsid="010f767d" loext:padding="0in" loext:border="none"/>
    </style:style>
    <style:style style:name="P35" style:family="paragraph" style:parent-style-name="Text_20_body" style:list-style-name="L7">
      <style:paragraph-properties fo:margin-top="0in" fo:margin-bottom="0in" style:contextual-spacing="false" fo:padding="0in" fo:border="none"/>
      <style:text-properties fo:language="en" fo:country="GB" officeooo:rsid="00d186af" officeooo:paragraph-rsid="00d186af" loext:padding="0in" loext:border="none"/>
    </style:style>
    <style:style style:name="P36" style:family="paragraph" style:parent-style-name="Text_20_body" style:list-style-name="L8">
      <style:paragraph-properties fo:margin-top="0in" fo:margin-bottom="0in" style:contextual-spacing="false" fo:padding="0in" fo:border="none"/>
      <style:text-properties fo:language="en" fo:country="GB" officeooo:rsid="00d2e7ad" officeooo:paragraph-rsid="00d2e7ad" loext:padding="0in" loext:border="none"/>
    </style:style>
    <style:style style:name="P37" style:family="paragraph" style:parent-style-name="Text_20_body" style:list-style-name="L9">
      <style:paragraph-properties fo:margin-top="0in" fo:margin-bottom="0in" style:contextual-spacing="false" fo:padding="0in" fo:border="none"/>
      <style:text-properties fo:language="en" fo:country="GB" officeooo:rsid="00d3cc5e" officeooo:paragraph-rsid="00d3cc5e" loext:padding="0in" loext:border="none"/>
    </style:style>
    <style:style style:name="P38" style:family="paragraph" style:parent-style-name="Text_20_body" style:list-style-name="L10">
      <style:paragraph-properties fo:margin-top="0in" fo:margin-bottom="0in" style:contextual-spacing="false" fo:padding="0in" fo:border="none"/>
      <style:text-properties fo:language="en" fo:country="GB" style:text-underline-style="none" fo:font-weight="normal" officeooo:rsid="00e8ab74" officeooo:paragraph-rsid="00e8ab74" style:font-weight-asian="normal" style:font-weight-complex="normal" loext:padding="0in" loext:border="none"/>
    </style:style>
    <style:style style:name="P39" style:family="paragraph" style:parent-style-name="Text_20_body" style:list-style-name="L10">
      <style:paragraph-properties fo:margin-top="0in" fo:margin-bottom="0in" style:contextual-spacing="false" fo:padding="0in" fo:border="none"/>
      <style:text-properties fo:language="en" fo:country="GB" style:text-underline-style="none" fo:font-weight="normal" officeooo:rsid="0115897e" officeooo:paragraph-rsid="0115897e" style:font-weight-asian="normal" style:font-weight-complex="normal" loext:padding="0in" loext:border="none"/>
    </style:style>
    <style:style style:name="P40" style:family="paragraph" style:parent-style-name="Text_20_body" style:list-style-name="L10">
      <style:paragraph-properties fo:margin-top="0in" fo:margin-bottom="0in" style:contextual-spacing="false" fo:padding="0in" fo:border="none"/>
      <style:text-properties fo:language="en" fo:country="GB" style:text-underline-style="none" fo:font-weight="normal" officeooo:rsid="00eaad06" officeooo:paragraph-rsid="00eaad06" style:font-weight-asian="normal" style:font-weight-complex="normal" loext:padding="0in" loext:border="none"/>
    </style:style>
    <style:style style:name="P41" style:family="paragraph" style:parent-style-name="Text_20_body" style:list-style-name="L10">
      <style:paragraph-properties fo:margin-top="0in" fo:margin-bottom="0in" style:contextual-spacing="false" fo:padding="0in" fo:border="none"/>
      <style:text-properties fo:language="en" fo:country="GB" style:text-underline-style="none" fo:font-weight="normal" officeooo:rsid="00f41bfe" officeooo:paragraph-rsid="00f41bfe" style:font-weight-asian="normal" style:font-weight-complex="normal" loext:padding="0in" loext:border="none"/>
    </style:style>
    <style:style style:name="P42" style:family="paragraph" style:parent-style-name="Text_20_body" style:list-style-name="L11">
      <style:paragraph-properties fo:margin-top="0in" fo:margin-bottom="0in" style:contextual-spacing="false" fo:padding="0in" fo:border="none"/>
      <style:text-properties fo:language="en" fo:country="GB" style:text-underline-style="none" fo:font-weight="normal" officeooo:rsid="00f9c6e4" officeooo:paragraph-rsid="00f9c6e4" style:font-weight-asian="normal" style:font-weight-complex="normal" loext:padding="0in" loext:border="none"/>
    </style:style>
    <style:style style:name="P43" style:family="paragraph" style:parent-style-name="Text_20_body" style:list-style-name="L11">
      <style:paragraph-properties fo:margin-top="0in" fo:margin-bottom="0in" style:contextual-spacing="false" fo:padding="0in" fo:border="none"/>
      <style:text-properties fo:language="en" fo:country="GB" style:text-underline-style="none" fo:font-weight="normal" officeooo:rsid="00fa43c6" officeooo:paragraph-rsid="00fa43c6" style:font-weight-asian="normal" style:font-weight-complex="normal" loext:padding="0in" loext:border="none"/>
    </style:style>
    <style:style style:name="P44" style:family="paragraph" style:parent-style-name="Text_20_body" style:list-style-name="L11">
      <style:paragraph-properties fo:margin-top="0in" fo:margin-bottom="0in" style:contextual-spacing="false" fo:padding="0in" fo:border="none"/>
      <style:text-properties fo:language="en" fo:country="GB" style:text-underline-style="none" fo:font-weight="normal" officeooo:rsid="00fd620b" officeooo:paragraph-rsid="00fd620b" style:font-weight-asian="normal" style:font-weight-complex="normal" loext:padding="0in" loext:border="none"/>
    </style:style>
    <style:style style:name="P45" style:family="paragraph" style:parent-style-name="Text_20_body" style:list-style-name="L11">
      <style:paragraph-properties fo:margin-top="0in" fo:margin-bottom="0in" style:contextual-spacing="false" fo:padding="0in" fo:border="none"/>
      <style:text-properties fo:language="en" fo:country="GB" style:text-underline-style="none" fo:font-weight="normal" officeooo:rsid="0116f3d8" officeooo:paragraph-rsid="0116f3d8" style:font-weight-asian="normal" style:font-weight-complex="normal" loext:padding="0in" loext:border="none"/>
    </style:style>
    <style:style style:name="T1" style:family="text">
      <style:text-properties loext:padding="0in" loext:border="none"/>
    </style:style>
    <style:style style:name="T2" style:family="text">
      <style:text-properties fo:language="en" fo:country="GB" loext:padding="0in" loext:border="none"/>
    </style:style>
    <style:style style:name="T3" style:family="text">
      <style:text-properties officeooo:rsid="00cdb104"/>
    </style:style>
    <style:style style:name="T4" style:family="text">
      <style:text-properties officeooo:rsid="00d55b0e"/>
    </style:style>
    <style:style style:name="T5" style:family="text">
      <style:text-properties officeooo:rsid="00d72eaa"/>
    </style:style>
    <style:style style:name="T6" style:family="text">
      <style:text-properties style:text-position="0% 100%" style:font-name="Liberation Serif1" style:text-underline-style="none" fo:font-weight="normal" style:font-weight-asian="normal" style:font-weight-complex="normal"/>
    </style:style>
    <style:style style:name="T7" style:family="text">
      <style:text-properties style:text-position="0% 100%" style:font-name="Liberation Serif1" style:text-underline-style="none" fo:font-weight="normal" officeooo:rsid="00d9407a" style:font-weight-asian="normal" style:font-weight-complex="normal"/>
    </style:style>
    <style:style style:name="T8" style:family="text">
      <style:text-properties style:text-position="0% 100%" style:font-name="Liberation Serif1" style:text-underline-style="none" fo:font-weight="normal" officeooo:rsid="00e47866" style:font-weight-asian="normal" style:font-weight-complex="normal"/>
    </style:style>
    <style:style style:name="T9" style:family="text">
      <style:text-properties officeooo:rsid="00e6410b"/>
    </style:style>
    <style:style style:name="T10" style:family="text">
      <style:text-properties officeooo:rsid="00e7eedd"/>
    </style:style>
    <style:style style:name="T11" style:family="text">
      <style:text-properties officeooo:rsid="00e99f1a"/>
    </style:style>
    <style:style style:name="T12" style:family="text">
      <style:text-properties officeooo:rsid="00ebaa41"/>
    </style:style>
    <style:style style:name="T13" style:family="text">
      <style:text-properties officeooo:rsid="00ed7222"/>
    </style:style>
    <style:style style:name="T14" style:family="text">
      <style:text-properties officeooo:rsid="00f27383"/>
    </style:style>
    <style:style style:name="T15" style:family="text">
      <style:text-properties officeooo:rsid="00f68424"/>
    </style:style>
    <style:style style:name="T16" style:family="text">
      <style:text-properties officeooo:rsid="00fa43c6"/>
    </style:style>
    <style:style style:name="T17" style:family="text">
      <style:text-properties officeooo:rsid="00fba17e"/>
    </style:style>
    <style:style style:name="T18" style:family="text">
      <style:text-properties officeooo:rsid="00fcdbce"/>
    </style:style>
    <style:style style:name="T19" style:family="text">
      <style:text-properties officeooo:rsid="00fee189"/>
    </style:style>
    <style:style style:name="T20" style:family="text">
      <style:text-properties officeooo:rsid="0100387b"/>
    </style:style>
    <style:style style:name="T21" style:family="text">
      <style:text-properties officeooo:rsid="010882f0"/>
    </style:style>
    <style:style style:name="T22" style:family="text">
      <style:text-properties officeooo:rsid="01091eba"/>
    </style:style>
    <style:style style:name="T23" style:family="text">
      <style:text-properties officeooo:rsid="010cd20c"/>
    </style:style>
    <style:style style:name="T24" style:family="text">
      <style:text-properties officeooo:rsid="010eb78e"/>
    </style:style>
    <style:style style:name="T25" style:family="text">
      <style:text-properties officeooo:rsid="01124ffd"/>
    </style:style>
    <style:style style:name="T26" style:family="text">
      <style:text-properties officeooo:rsid="0114cf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esentation Notes</text:p>
      <text:p text:style-name="P12"/>
      <text:p text:style-name="P16">Intro:</text:p>
      <text:list xml:id="list1246733622" text:style-name="L1">
        <text:list-item>
          <text:p text:style-name="P19">Circuit simulator – designs and runs circuits</text:p>
        </text:list-item>
        <text:list-item>
          <text:p text:style-name="P29"><text:span text:style-name="T7">S</text:span><text:span text:style-name="T6">takeholders include students and the physics department – </text:span><text:span text:style-name="T8">physics equipment not especially reliable</text:span></text:p>
        </text:list-item>
        <text:list-item>
          <text:p text:style-name="P20">Uses physics equations to calculate current split, resistance, voltages after components</text:p>
        </text:list-item>
      </text:list>
      <text:p text:style-name="P17"/>
      <text:p text:style-name="P17"/>
      <text:p text:style-name="P14"/>
      <text:p text:style-name="P14"/>
      <text:p text:style-name="P14">Partsim:</text:p>
      <text:list xml:id="list1959090005" text:style-name="L2">
        <text:list-item>
          <text:p text:style-name="P21">Too complex – not designed for teaching, <text:span text:style-name="T9">many irrelevant </text:span><text:span text:style-name="T10">components</text:span></text:p>
        </text:list-item>
        <text:list-item>
          <text:p text:style-name="P23">Web app – slow, <text:span text:style-name="T21">may not work on all browsers</text:span></text:p>
        </text:list-item>
        <text:list-item>
          <text:p text:style-name="P21">More focused at businesses than public</text:p>
        </text:list-item>
        <text:list-item>
          <text:p text:style-name="P21">Designed to test layout before ordering components</text:p>
        </text:list-item>
      </text:list>
      <text:p text:style-name="P14"/>
      <text:p text:style-name="P14">Qucs:</text:p>
      <text:list xml:id="list1301504581" text:style-name="L3">
        <text:list-item>
          <text:p text:style-name="P22">GUI app – closer to what I want</text:p>
        </text:list-item>
        <text:list-item>
          <text:p text:style-name="P22">Still too many components</text:p>
        </text:list-item>
        <text:list-item>
          <text:p text:style-name="P24">Designed for hobbyists</text:p>
        </text:list-item>
        <text:list-item>
          <text:p text:style-name="P24">Fairly old – uses outdated technologies</text:p>
        </text:list-item>
        <text:list-item>
          <text:p text:style-name="P25">Hard to install</text:p>
        </text:list-item>
      </text:list>
      <text:p text:style-name="P18"/>
      <text:p text:style-name="P18"/>
      <text:p text:style-name="P15">Mine:</text:p>
      <text:list xml:id="list532515562" text:style-name="L4">
        <text:list-item>
          <text:p text:style-name="P26">S<text:span text:style-name="T3">imple layout and buttons – easy to find what you want – </text:span><text:span text:style-name="T22">more components than displayed – will include scrollable section with a search function.</text:span></text:p>
        </text:list-item>
        <text:list-item>
          <text:p text:style-name="P27">Separates components into various <text:span text:style-name="T23">categories, </text:span><text:span text:style-name="T24">e.g. here general components, and connectors</text:span></text:p>
        </text:list-item>
        <text:list-item>
          <text:p text:style-name="P28">Uses cross-platform tools to achieve similar looks on any device</text:p>
        </text:list-item>
      </text:list>
      <text:p text:style-name="P18"/>
      <text:p text:style-name="P18"/>
      <text:p text:style-name="P18"/>
      <text:p text:style-name="P18"/>
      <text:p text:style-name="P13">Component:</text:p>
      <text:list xml:id="list2457691176" text:style-name="L5">
        <text:list-item>
          <text:p text:style-name="P30"><text:span text:style-name="T2">getOutput </text:span><text:span text:style-name="T1">– </text:span><text:span text:style-name="T2">takes input voltages, currents, outputs voltages, currents after a calculation is performed.</text:span></text:p>
        </text:list-item>
        <text:list-item>
          <text:p text:style-name="P31"><text:span text:style-name="T2">getName </text:span><text:span text:style-name="T1">– </text:span><text:span text:style-name="T2">returns the name of the component.</text:span></text:p>
        </text:list-item>
        <text:list-item>
          <text:p text:style-name="P31"><text:span text:style-name="T2">GetImage </text:span><text:span text:style-name="T1">– </text:span><text:span text:style-name="T2">returns the icon of the specific component.</text:span></text:p>
        </text:list-item>
        <text:list-item>
          <text:p text:style-name="P32">GetConnected - returns a list of connected components.</text:p>
        </text:list-item>
      </text:list>
      <text:p text:style-name="P1"/>
      <text:list xml:id="list91443663133757" text:continue-numbering="true" text:style-name="L5">
        <text:list-item>
          <text:p text:style-name="P32">Parent class of various different components that all implement these methods, <text:span text:style-name="T4">allows you to have list of “components”, which all use the same public </text:span><text:span text:style-name="T5">methods.</text:span></text:p>
        </text:list-item>
      </text:list>
      <text:p text:style-name="P2"/>
      <text:p text:style-name="P3">MainWindow:</text:p>
      <text:list xml:id="list3024687986" text:style-name="L6">
        <text:list-item>
          <text:p text:style-name="P33">initialiser – makes window, add toolbar, creates graphics display, etc.</text:p>
        </text:list-item>
        <text:list-item>
          <text:p text:style-name="P34">could be broken down into separate methods for making each part of the window.</text:p>
        </text:list-item>
      </text:list>
      <text:p text:style-name="P4"/>
      <text:p text:style-name="P5">GraphicsArea:</text:p>
      <text:list xml:id="list3196720847" text:style-name="L7">
        <text:list-item>
          <text:p text:style-name="P35">addComponent – selects current component to be added (visible while dragging)</text:p>
        </text:list-item>
        <text:list-item>
          <text:p text:style-name="P35"><text:soft-page-break/>removeComponent</text:p>
        </text:list-item>
        <text:list-item>
          <text:p text:style-name="P35">moveComponent</text:p>
        </text:list-item>
        <text:list-item>
          <text:p text:style-name="P35">componentDragged – called when user drags component</text:p>
        </text:list-item>
        <text:list-item>
          <text:p text:style-name="P35">connectComponents – connect two components together with a wire</text:p>
        </text:list-item>
      </text:list>
      <text:p text:style-name="P5"/>
      <text:p text:style-name="P6">Toolbar:</text:p>
      <text:list xml:id="list2624760550" text:style-name="L8">
        <text:list-item>
          <text:p text:style-name="P36">addComponent – to toolbar</text:p>
        </text:list-item>
        <text:list-item>
          <text:p text:style-name="P36">deleteComponent – from toolbar</text:p>
        </text:list-item>
        <text:list-item>
          <text:p text:style-name="P36">collapse – hide from the screen</text:p>
        </text:list-item>
        <text:list-item>
          <text:p text:style-name="P36">expand – opposite of collapsing</text:p>
        </text:list-item>
      </text:list>
      <text:p text:style-name="P6"/>
      <text:p text:style-name="P7">Infomenu:</text:p>
      <text:list xml:id="list636976767" text:style-name="L9">
        <text:list-item>
          <text:p text:style-name="P37">this is an expanding menu that allows you to change component info</text:p>
        </text:list-item>
        <text:list-item>
          <text:p text:style-name="P37">e.g. on/off, battery voltage, wire resistance</text:p>
        </text:list-item>
        <text:list-item>
          <text:p text:style-name="P37">selectComponent – selects the component to focus on</text:p>
        </text:list-item>
        <text:list-item>
          <text:p text:style-name="P37">collapse – hide the menu</text:p>
        </text:list-item>
        <text:list-item>
          <text:p text:style-name="P37">expand – show the menu</text:p>
        </text:list-item>
      </text:list>
      <text:p text:style-name="P7"/>
      <text:p text:style-name="P7"/>
      <text:p text:style-name="P7"/>
      <text:p text:style-name="P7"/>
      <text:p text:style-name="P8">Success Criteria:</text:p>
      <text:list xml:id="list566205695" text:style-name="L10">
        <text:list-item>
          <text:p text:style-name="P38">Be able to save, load <text:span text:style-name="T11">and</text:span> run <text:span text:style-name="T11">simple circuits</text:span></text:p>
        </text:list-item>
        <text:list-item>
          <text:p text:style-name="P39">Show errors and what has gone wrong – helps with learning.</text:p>
        </text:list-item>
        <text:list-item>
          <text:p text:style-name="P40">Have a few components, e.g. switches, resistors, <text:span text:style-name="T12">bulbs, battery, </text:span><text:span text:style-name="T13">wires of varying lengths/</text:span><text:span text:style-name="T14">gauges</text:span><text:span text:style-name="T13"> for resistance.</text:span></text:p>
        </text:list-item>
        <text:list-item>
          <text:p text:style-name="P41">Familiar interface for users , e.g. <text:span text:style-name="T25">GCSE level – </text:span><text:span text:style-name="T15">look good with as few options as possible.</text:span></text:p>
        </text:list-item>
      </text:list>
      <text:p text:style-name="P9"/>
      <text:p text:style-name="P9"/>
      <text:p text:style-name="P10">Skills:</text:p>
      <text:list xml:id="list1926676391" text:style-name="L11">
        <text:list-item>
          <text:p text:style-name="P42">Learn physics calculations – write down list of all the algorithms needed, <text:span text:style-name="T16">and work out how they fit together.</text:span></text:p>
        </text:list-item>
        <text:list-item>
          <text:p text:style-name="P43">GUI design – make sure that the GUI looks good. Basing the GUI from a flowchart creator to aid in the design <text:span text:style-name="T17">and programming, </text:span><text:span text:style-name="T18">as they are both elements joined by lines. </text:span><text:span text:style-name="T26">Requires a small amount of knowledge to understand.</text:span></text:p>
        </text:list-item>
        <text:list-item>
          <text:p text:style-name="P45">Use the QT framework to make a cross-platform GUI – easy classes for the various parts of my window.</text:p>
        </text:list-item>
        <text:list-item>
          <text:p text:style-name="P44">Circuit flow – one component calls another component in sequence, <text:span text:style-name="T19">creating a flow of voltage </text:span><text:span text:style-name="T20">or </text:span><text:span text:style-name="T19">current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6T14:10:41.806496041</meta:creation-date>
    <meta:generator>LibreOffice/7.0.4.2$Linux_X86_64 LibreOffice_project/00$Build-2</meta:generator>
    <dc:date>2021-01-25T09:14:41.912825076</dc:date>
    <meta:editing-duration>PT4H47M52S</meta:editing-duration>
    <meta:editing-cycles>203</meta:editing-cycles>
    <meta:document-statistic meta:table-count="0" meta:image-count="0" meta:object-count="0" meta:page-count="2" meta:paragraph-count="56" meta:word-count="482" meta:character-count="2971" meta:non-whitespace-character-count="2560"/>
  </office:meta>
</office:document-meta>
</file>